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e00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rd18 is ready for use!</text:p>
      <text:p text:style-name="Standard"/>
      <text:p text:style-name="P2">If you play 18xx games via Email using CyberBoard then please consider using BOARD18 for some of your games.</text:p>
      <text:p text:style-name="Standard"/>
      <text:p text:style-name="P3">A BOARD18 game session is used to display the game board and the stock market for an 18xx game. It runs as a web service accessed via <text:s/>a current web browser running on each players computer. Only players who can log in to the game can update the BOARD18 game session for that game. </text:p>
      <text:p text:style-name="P3"/>
      <text:p text:style-name="Standard"><text:span text:style-name="T3">BOARD18 currently supports 1830, 1870, 1826, 18QQ, 18KCS and 1880.</text:span></text:p>
      <text:p text:style-name="P3"/>
      <text:p text:style-name="P3">The most current release of BOARD18 can be found at <text:span text:style-name="T1">demo2.board18.org</text:span></text:p>
      <text:p text:style-name="P3"><text:span text:style-name="T2">A BOARD18 players guide is at </text:span><text:span text:style-name="T1">wiki.board18.org/w/Player's_Guide_V0.3</text:span></text:p>
      <text:p text:style-name="P4">The BOARD18 Project web site is at <text:span text:style-name="T1">board18.org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Board18 is ready for use!</text:p>
      <text:p text:style-name="Standard"/>
      <text:p text:style-name="P2">If you play 18xx games via Email using CyberBoard then please consider using BOARD18 for some of your games.</text:p>
      <text:p text:style-name="Standard"/>
      <text:p text:style-name="P3">A BOARD18 game session is used to display the game board and the stock market for an 18xx game. It runs as a web service accessed via <text:s/>a current web browser running on each players computer. Only players who can log in to the game can update the BOARD18 game session for that game. </text:p>
      <text:p text:style-name="P3"/>
      <text:p text:style-name="Standard"><text:span text:style-name="T3">BOARD18 currently supports 1830, 1870, 1826, 18QQ, 18KCS and 1880.</text:span></text:p>
      <text:p text:style-name="P3"/>
      <text:p text:style-name="P3">The most current release of BOARD18 can be found at <text:span text:style-name="T1">demo2.board18.org</text:span></text:p>
      <text:p text:style-name="P3"><text:span text:style-name="T2">A BOARD18 players guide is at </text:span><text:span text:style-name="T1">wiki.board18.org/w/Player's_Guide_V0.3</text:span></text:p>
      <text:p text:style-name="P4">The BOARD18 Project web site is at <text:span text:style-name="T1">board18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4-08-08T08:37:09</meta:creation-date>
    <meta:printed-by>Richard Price</meta:printed-by>
    <meta:print-date>2014-08-08T09:13:46</meta:print-date>
    <dc:date>2014-08-08T09:14:42</dc:date>
    <dc:creator>Richard Price</dc:creator>
    <meta:editing-duration>PT2M6S</meta:editing-duration>
    <meta:editing-cycles>1</meta:editing-cycles>
    <meta:document-statistic meta:table-count="0" meta:image-count="0" meta:object-count="0" meta:page-count="1" meta:paragraph-count="14" meta:word-count="228" meta:character-count="1328" meta:non-whitespace-character-count="1110"/>
    <meta:generator>LibreOffice/3.5$Linux_x86 LibreOffice_project/350m1$Build-2</meta:generator>
  </office:meta>
</office:document-meta>
</file>